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style:font-name="FreeMono" fo:font-style="normal" style:font-style-asian="normal" style:font-style-complex="normal"/>
    </style:style>
    <style:style style:name="P8" style:family="paragraph" style:parent-style-name="Standard">
      <style:text-properties style:font-name="FreeMono"/>
    </style:style>
    <style:style style:name="P9" style:family="paragraph" style:parent-style-name="Standard">
      <style:text-properties style:font-name="FreeMono" officeooo:paragraph-rsid="001bb91c"/>
    </style:style>
    <style:style style:name="P10" style:family="paragraph" style:parent-style-name="Standard">
      <style:text-properties style:font-name="FreeMono" fo:font-size="12pt" style:font-size-asian="12pt" style:font-size-complex="12pt"/>
    </style:style>
    <style:style style:name="P11" style:family="paragraph" style:parent-style-name="Standard">
      <style:text-properties style:font-name="FreeMono" fo:font-size="12pt" officeooo:rsid="002b625e" officeooo:paragraph-rsid="002b625e" style:font-size-asian="10.5pt" style:font-size-complex="12pt"/>
    </style:style>
    <style:style style:name="P12" style:family="paragraph" style:parent-style-name="Standard">
      <style:text-properties style:font-name="FreeMono" officeooo:paragraph-rsid="001d846e"/>
    </style:style>
    <style:style style:name="P13" style:family="paragraph" style:parent-style-name="Standard">
      <style:text-properties style:font-name="FreeMono" officeooo:rsid="001d846e" officeooo:paragraph-rsid="001d846e"/>
    </style:style>
    <style:style style:name="P14" style:family="paragraph" style:parent-style-name="Standard">
      <style:text-properties style:font-name="FreeMono" officeooo:rsid="002d2ac4" officeooo:paragraph-rsid="002d2ac4"/>
    </style:style>
    <style:style style:name="P15" style:family="paragraph" style:parent-style-name="Standard">
      <style:text-properties style:font-name="FreeMono" officeooo:rsid="002d66ee" officeooo:paragraph-rsid="002d66ee"/>
    </style:style>
    <style:style style:name="P16" style:family="paragraph" style:parent-style-name="Standard">
      <style:text-properties officeooo:paragraph-rsid="001c384a"/>
    </style:style>
    <style:style style:name="P17" style:family="paragraph" style:parent-style-name="Standard">
      <style:text-properties officeooo:rsid="001d846e" officeooo:paragraph-rsid="001d846e"/>
    </style:style>
    <style:style style:name="P18" style:family="paragraph" style:parent-style-name="Standard">
      <style:text-properties officeooo:paragraph-rsid="001d846e"/>
    </style:style>
    <style:style style:name="P19" style:family="paragraph" style:parent-style-name="Standard">
      <style:text-properties officeooo:rsid="0025e2fc" officeooo:paragraph-rsid="0025e2fc"/>
    </style:style>
    <style:style style:name="P20" style:family="paragraph" style:parent-style-name="Standard">
      <style:text-properties style:font-name="Liberation Serif"/>
    </style:style>
    <style:style style:name="P21" style:family="paragraph" style:parent-style-name="Standard">
      <style:text-properties style:font-name="Liberation Serif" officeooo:rsid="002d2ac4" officeooo:paragraph-rsid="002d2ac4"/>
    </style:style>
    <style:style style:name="P22" style:family="paragraph" style:parent-style-name="Standard">
      <style:text-properties style:font-name="Liberation Serif" officeooo:rsid="002d66ee" officeooo:paragraph-rsid="002d66ee"/>
    </style:style>
    <style:style style:name="P23" style:family="paragraph" style:parent-style-name="Standard">
      <style:text-properties officeooo:rsid="0027df57" officeooo:paragraph-rsid="0027df57"/>
    </style:style>
    <style:style style:name="P24" style:family="paragraph" style:parent-style-name="Standard">
      <style:text-properties officeooo:rsid="002b625e" officeooo:paragraph-rsid="002b625e"/>
    </style:style>
    <style:style style:name="P25" style:family="paragraph" style:parent-style-name="Standard">
      <style:text-properties officeooo:rsid="002e1360" officeooo:paragraph-rsid="002e1360"/>
    </style:style>
    <style:style style:name="P26" style:family="paragraph" style:parent-style-name="Standard">
      <style:text-properties style:font-name="FreeMono"/>
    </style:style>
    <style:style style:name="P27" style:family="paragraph" style:parent-style-name="Standard">
      <style:text-properties style:font-name="Liberation Serif" officeooo:rsid="003333a6" officeooo:paragraph-rsid="003333a6"/>
    </style:style>
    <style:style style:name="P28" style:family="paragraph" style:parent-style-name="Standard">
      <style:text-properties style:font-name="FreeMono" officeooo:rsid="003333a6" officeooo:paragraph-rsid="003333a6"/>
    </style:style>
    <style:style style:name="T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14pt" fo:font-style="italic" fo:font-weight="normal" officeooo:rsid="001900bd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officeooo:rsid="001bb91c"/>
    </style:style>
    <style:style style:name="T4" style:family="text">
      <style:text-properties style:font-name="FreeMono"/>
    </style:style>
    <style:style style:name="T5" style:family="text">
      <style:text-properties style:font-name="FreeMono" officeooo:rsid="001d846e"/>
    </style:style>
    <style:style style:name="T6" style:family="text">
      <style:text-properties officeooo:rsid="001c384a"/>
    </style:style>
    <style:style style:name="T7" style:family="text">
      <style:text-properties officeooo:rsid="001d846e"/>
    </style:style>
    <style:style style:name="T8" style:family="text">
      <style:text-properties officeooo:rsid="0020990a"/>
    </style:style>
    <style:style style:name="T9" style:family="text">
      <style:text-properties officeooo:rsid="00211619"/>
    </style:style>
    <style:style style:name="T10" style:family="text">
      <style:text-properties officeooo:rsid="0022a99a"/>
    </style:style>
    <style:style style:name="T11" style:family="text">
      <style:text-properties officeooo:rsid="0025e2fc"/>
    </style:style>
    <style:style style:name="T12" style:family="text">
      <style:text-properties officeooo:rsid="0029304e"/>
    </style:style>
    <style:style style:name="T13" style:family="text">
      <style:text-properties officeooo:rsid="002d2ac4"/>
    </style:style>
    <style:style style:name="T14" style:family="text">
      <style:text-properties officeooo:rsid="002d66ee"/>
    </style:style>
    <style:style style:name="T15" style:family="text">
      <style:text-properties style:font-name="FreeMono"/>
    </style:style>
    <style:style style:name="T16" style:family="text">
      <style:text-properties style:font-name="FreeMono" officeooo:rsid="0031545f"/>
    </style:style>
    <style:style style:name="T17" style:family="text">
      <style:text-properties style:font-name="FreeMono" officeooo:rsid="003333a6"/>
    </style:style>
    <style:style style:name="T18" style:family="text">
      <style:text-properties style:font-name="FreeMono" officeooo:rsid="0034e292"/>
    </style:style>
    <style:style style:name="T19" style:family="text">
      <style:text-properties officeooo:rsid="003333a6"/>
    </style:style>
    <style:style style:name="T20" style:family="text">
      <style:text-properties style:font-name="Liberation Serif" officeooo:rsid="003333a6"/>
    </style:style>
    <style:style style:name="T21" style:family="text">
      <style:text-properties officeooo:rsid="0034e2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SL Dokumentace</text:p>
      <text:p text:style-name="P1"><text:span text:style-name="T1">Smajl</text:span><text:span text:style-name="T2">í</text:span><text:span text:style-name="T1">k</text:span></text:p>
      <text:p text:style-name="P4">Obsah</text:p>
      <text:p text:style-name="P4"/>
      <text:p text:style-name="P6">1 Úvod</text:p>
      <text:p text:style-name="P6">1.1 Co je SmSL . . . . . . . . . . . . . . . . . . . . . . . . . . . . . . . . . . . . . . . . <text:span text:style-name="T9">2</text:span></text:p>
      <text:p text:style-name="P6">2 Základy jazyka <text:span text:style-name="T8">SmSL . . . . . . . . . . . . . . . . . . . . . . . . . . . . . . . . . <text:s/></text:span><text:span text:style-name="T9">2</text:span></text:p>
      <text:p text:style-name="P6">2.1 If, else if, else . . . . . . . . . . . . . . . . . . . . . . . . . . . . . . . . . . . . . . <text:s/><text:span text:style-name="T9">2</text:span></text:p>
      <text:p text:style-name="P6">2.2 Smyčky for a while . . . . . . . . . . . . . . . . . . . . . . . . . . . . . . . . . . <text:span text:style-name="T9">2</text:span></text:p>
      <text:p text:style-name="P6">2.2.1 Smyčka for . . . . . . . . . . . . . . . . . . . . . . . . . . . . . . . . . . . . . . . <text:span text:style-name="T9">2</text:span></text:p>
      <text:p text:style-name="P6">2.2.2 Smyčka while . . . . . . . . . . . . . . . . . . . . . . . . . . . . . . . . . . . . . <text:span text:style-name="T9">3</text:span></text:p>
      <text:p text:style-name="P6">2.3 Try, <text:span text:style-name="T9">catch .</text:span> . . . . . . . . . . . . . . . . . . . . . . . . . . . . . . . . . . . . . . . . . <text:span text:style-name="T9">3</text:span></text:p>
      <text:p text:style-name="P6">2.4 Některé důležité funkce . . . . . . . . . . . . . . . . . . . . . . . . . . . . . . . <text:span text:style-name="T9">3</text:span></text:p>
      <text:p text:style-name="P6">2.5 Funkce . . . . . . . . . . . . . . . . . . . . . . . . . . . . . . . . . . . . . . . . . . . . <text:span text:style-name="T9">3</text:span></text:p>
      <text:p text:style-name="P6">2.6 Třídy . . . . . . . . . . . . . . . . . . . . . . . . . . . . . . . . . . . . . . . . . . . . . . <text:span text:style-name="T9">4</text:span></text:p>
      <text:p text:style-name="P6">2.7 Deklarace proměnných . . . . . . . . . . . . . . . . . . . . . . . . . . . . . . . . <text:span text:style-name="T9">5</text:span></text:p>
      <text:p text:style-name="P6">2.8 Seznamy . . . . . . . . . . . . . . . . . . . . . . . . . . . . . . . . . . . . . . . . . . . <text:span text:style-name="T9">6</text:span> </text:p>
      <text:p text:style-name="P6">2.9 Slovníky . . . . . . . . . . . . . . . . . . . . . . . . . . . . . . . . . . . . . . . . . . . <text:span text:style-name="T9">7</text:span></text:p>
      <text:p text:style-name="P6">2.10 Práce se soubory . . . . . . . . . . . . . . . . . . . . . . . . . . . . . . . . . . . . <text:span text:style-name="T9">7</text:span></text:p>
      <text:p text:style-name="P6">3 Soubory definic . . . . . . . . . . . . . . . . . . . . . . . . . . . . . . . . . . . . . . . <text:span text:style-name="T10">7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1. Úvod</text:p>
      <text:p text:style-name="P3"/>
      <text:p text:style-name="P6">1.1 Co je SmSL</text:p>
      <text:p text:style-name="Standard">SmSL je interpretovaný programovací jazyk napsaný v Pythonu. Nevím co jiného sem napsat :D</text:p>
      <text:p text:style-name="Standard"/>
      <text:p text:style-name="P3">2. Základy jazyka SmSL</text:p>
      <text:p text:style-name="P3"/>
      <text:p text:style-name="Standard">Tato část popisuje, jak psát programy v jazyce SmSL.</text:p>
      <text:p text:style-name="Standard">Všechny programy v jazyce SmSL musí začı́nat řádkem #include ”smsl.h”. Tento řádek totiž</text:p>
      <text:p text:style-name="Standard">načte soubor s definicemi, podle kterého se řı́dı́ interpret při provádění vašeho kódu. Vı́ce informacı́</text:p>
      <text:p text:style-name="Standard">o těchto souborech naleznete v části ”Soubory definic”.</text:p>
      <text:p text:style-name="Standard"/>
      <text:p text:style-name="P3">2.1. If, else if, else</text:p>
      <text:p text:style-name="P3"/>
      <text:p text:style-name="Standard">If, else if, else pı́šeme v SmSL takto:</text:p>
      <text:p text:style-name="Standard"/>
      <text:p text:style-name="P7">if &lt;podmínka&gt; (</text:p>
      <text:p text:style-name="P7"><text:s text:c="4"/># Kód, který se má provést při splněnı́ podmı́nky.</text:p>
      <text:p text:style-name="P7">)</text:p>
      <text:p text:style-name="P7">else if &lt;dalšı́ podmı́nka&gt; (</text:p>
      <text:p text:style-name="P7"><text:s text:c="4"/># Kód, který se má provést při splněnı́ podmı́nky.</text:p>
      <text:p text:style-name="P7">)</text:p>
      <text:p text:style-name="P7">else (</text:p>
      <text:p text:style-name="P7"><text:s text:c="4"/># Tento kód se provede, pokud nenı́ splněna žádná podmı́nka.</text:p>
      <text:p text:style-name="P7">)</text:p>
      <text:p text:style-name="P5"/>
      <text:p text:style-name="P3">2.2 Smyčky for a while</text:p>
      <text:p text:style-name="P3"/>
      <text:p text:style-name="P6">2.2.1 Smyčka for</text:p>
      <text:p text:style-name="Standard">Smyčka for se v SmSL zapisuje takto:</text:p>
      <text:p text:style-name="P8">for &lt;proměnná&gt; in &lt;objekt&gt; nebo range<text:span text:style-name="T3">[</text:span>&lt;čı́slo&gt;<text:span text:style-name="T3">] </text:span><text:s/>(</text:p>
      <text:p text:style-name="P8"><text:s text:c="4"/># Tento kód se bude opakovat.</text:p>
      <text:p text:style-name="P8">)</text:p>
      <text:p text:style-name="Standard">&lt;proměnná&gt; je název proměnné, do které se při každém opakovánı́ uložı́ prvek seznamu/slovnı́ku,</text:p>
      <text:p text:style-name="Standard">&lt;objekt&gt; je řetezec/seznam/slovnı́k, ke kterému přistupujeme.</text:p>
      <text:p text:style-name="Standard">&lt;čı́slo&gt; je počet opkovánı́ kódu. Pokudje potřeba, tak &lt;proměnných&gt; můžeme mı́t samozřejmě</text:p>
      <text:p text:style-name="Standard">vı́c.</text:p>
      <text:p text:style-name="Standard"/>
      <text:p text:style-name="P6">2.2.2 Smyčka while</text:p>
      <text:p text:style-name="Standard">Smyčka while se v SmSL zapisuje takto:</text:p>
      <text:p text:style-name="P8">while &lt;podmı́nka&gt; (</text:p>
      <text:p text:style-name="P8"><text:s text:c="4"/># Tento kód se bude opakovat dokud platı́ podmı́nka</text:p>
      <text:p text:style-name="P8">)</text:p>
      <text:p text:style-name="P8"/>
      <text:p text:style-name="P3">2.3 Try, <text:span text:style-name="T3">catch</text:span></text:p>
      <text:p text:style-name="Standard"/>
      <text:p text:style-name="P20">try/<text:span text:style-name="T3">catch</text:span> se v SmSL zapisuje takto:</text:p>
      <text:p text:style-name="P8">try (</text:p>
      <text:p text:style-name="P8"><text:s text:c="4"/># Kód sem</text:p>
      <text:p text:style-name="P9">)</text:p>
      <text:p text:style-name="P9"><text:span text:style-name="T3">catch</text:span> &lt;chyba&gt; (</text:p>
      <text:p text:style-name="P8"><text:s text:c="4"/># Kód zde se provede, pokud uvnitř bloku try nastane &lt;chyba&gt;.</text:p>
      <text:p text:style-name="P8"><text:soft-page-break/>)</text:p>
      <text:p text:style-name="P8"/>
      <text:p text:style-name="Standard">&lt;chyba&gt; je chyba, která musı́ nastat v try bloku, aby se provedl kód v bloku except.</text:p>
      <text:p text:style-name="Standard"/>
      <text:p text:style-name="P3">2.4 Některé důležité funkce</text:p>
      <text:p text:style-name="Standard"/>
      <text:p text:style-name="Standard">V této části jsou parametry funkcı́ (mimo jejich výpisů) ohraničeny znaky &lt; a &gt;.</text:p>
      <text:p text:style-name="Standard"/>
      <text:p text:style-name="P8">write[text, end="\n", <text:span text:style-name="T13">sep=“ “</text:span>]</text:p>
      <text:p text:style-name="P8"/>
      <text:p text:style-name="Standard">Funkce write vypı́še &lt;text&gt; do terminálu (nebo do souboru). Na konec textu se připojı́ &lt;end&gt;.</text:p>
      <text:p text:style-name="Standard">Parametr &lt;<text:span text:style-name="T13">sep</text:span>&gt; určuje <text:span text:style-name="T13">oddělovač jednotlivých zadaných hodnot</text:span>.</text:p>
      <text:p text:style-name="Standard"/>
      <text:p text:style-name="P10">num[string]</text:p>
      <text:p text:style-name="P10"/>
      <text:p text:style-name="Standard">Tato funkce nenı́ tak úplně funkcı́. Je to ve sktuečnosti třida (o těch se dozvı́te později), ale myslı́m</text:p>
      <text:p text:style-name="Standard">si, že si zasloužı́ být zde uvedena. Převádı́ &lt;string&gt; na čı́slo. &lt;string&gt; může obsahovat pouze čı́slice.</text:p>
      <text:p text:style-name="Standard">V přı́padě že &lt;string&gt; obsahuje něco jiného než čı́slice vyhodı́ chybu.</text:p>
      <text:p text:style-name="Standard"/>
      <text:p text:style-name="P11">readf[filename, binary=False]</text:p>
      <text:p text:style-name="Standard"/>
      <text:p text:style-name="P24">Funkce readf načte obsah souboru s názvem &lt;filename&gt;. Parametr &lt;binary&gt; určuje, jestli se má číst v binárním režimu. To je užitečné pro čtení např. Obrázků a jiných souborů, které by jinak tato funkce nemohla přečíst.</text:p>
      <text:p text:style-name="P24"/>
      <text:p text:style-name="P14">read[prompt, type=str, split=False, split_char=“ “]</text:p>
      <text:p text:style-name="P24"/>
      <text:p text:style-name="P21">Funkce read slouží k načtení vstupu od uživatele. Parametr &lt;prompt&gt; označuje text, který se má vypsat na obrazovku před získáním vstupu od uživatele. Parametr &lt;type&gt; označuje typ načítané hodnoty. Pokud je vynechán, vstup od uživatele se načte jako text. Parametr &lt;split&gt; určuje, jestli se má vstup rozdělit <text:span text:style-name="T14">na jednotlivé hodnoty.</text:span> Parametr &lt;split_char&gt; je oddělovač hodnot, který se použije při rozdělování vstupu na jednotlivé hodnoty.</text:p>
      <text:p text:style-name="P21"/>
      <text:p text:style-name="P15">writef[filename, contents, append=False, binary=False]</text:p>
      <text:p text:style-name="P14"/>
      <text:p text:style-name="P22">Funkce writef slouží k zápisu do souboru. Funkce zapíše &lt;contents&gt; do souboru jménem &lt;filename&gt;. Parametr &lt;append&gt; určuje, jestli se má soubor přepsat, nebo zapsat &lt;contents&gt; na jeho konec. Když &lt;append&gt; = True, &lt;contents&gt; se zapíše na konec souboru, jinak se soubor přepíše. Pokud soubor neexistuje, bude automaticky vytvořen. Význam paramteru &lt;binary&gt; je stejný jako u funkce <text:span text:style-name="T4">read</text:span>.</text:p>
      <text:p text:style-name="Standard">Všechny ostatnı́ funkce jsou stejné jako v jazyce Python. Pro informace o nich navštivte doku-</text:p>
      <text:p text:style-name="Standard">mentaci Pythonu.</text:p>
      <text:p text:style-name="Standard"/>
      <text:p text:style-name="P3">2.5 Funkce</text:p>
      <text:p text:style-name="P3"/>
      <text:p text:style-name="Standard">Vedle použı́vánı́ funkcı́ uvedeých výše můžeme v jazyce SmSL také vytvářet vlastnı́ funkce. To se</text:p>
      <text:p text:style-name="Standard">provádı́ takto:</text:p>
      <text:p text:style-name="Standard"/>
      <text:p text:style-name="P8">func jmeno_funkce[arg1, arg2, arg3..., kwarg1=val1, kwarg2=val2, kwarg3=val3...] (</text:p>
      <text:p text:style-name="P8"><text:s text:c="4"/># Kód funkce sem</text:p>
      <text:p text:style-name="P8">)</text:p>
      <text:p text:style-name="Standard">&lt;jmeno funkce&gt; je jméno funkce, &lt;arg1, arg2, arg3...&gt; jsou argumenty funkce. &lt;kwarg1, kwarg2,</text:p>
      <text:p text:style-name="Standard">kwarg3&gt;jsou tzv. klı́čové argumenty. Tak řı́káme argumentům, kterým je již v definici funkce</text:p>
      <text:p text:style-name="Standard"><text:soft-page-break/>přiřazena hodnota a pokud tuto hodnotu nepotřebujeme měnit, tak je nemusı́me zadávat. Můžeme</text:p>
      <text:p text:style-name="Standard">také vytvářet funkce, které žádné argumenty nepřijı́majı́. V takovém přı́padě napı́šeme za jméno</text:p>
      <text:p text:style-name="P16">funkce prázdné hranaté závorky. Můžeme dokonce vytvářet i funkce beze jména.</text:p>
      <text:p text:style-name="P16">To se dělá takto:</text:p>
      <text:p text:style-name="P8">[func] a ( write[a] )</text:p>
      <text:p text:style-name="Standard">Takové funkce využijeme např. pokud potřebujeme jiné funkci zadat argumenty aniž bychom ji</text:p>
      <text:p text:style-name="Standard">spouštěli. Ve funkcı́ch můžeme použı́vat některé přı́kazy, které mimo funkce použı́vat nemůžeme.</text:p>
      <text:p text:style-name="Standard">Napřı́klad přı́kaz return, který nám umožňuje z funkce vrátit hodnotu nějaké proměnné. Použı́vá</text:p>
      <text:p text:style-name="Standard">se takto:</text:p>
      <text:p text:style-name="P8">func jmeno_funkce[arg1] (</text:p>
      <text:p text:style-name="P8"><text:s text:c="4"/># Kód funkce zde</text:p>
      <text:p text:style-name="P8"><text:s text:c="4"/>return arg1</text:p>
      <text:p text:style-name="P8">)</text:p>
      <text:p text:style-name="Standard">Protože přı́kaz return zastavı́ prováděnı́ funkce, tak pokud chceme vrátit vı́ce hodnot, musı́me</text:p>
      <text:p text:style-name="Standard">použı́t přı́kaz yield. Pokud je přı́kaz return nebo yield použit mimo funkci, vyhodı́ chybu. Pokud</text:p>
      <text:p text:style-name="Standard">použijeme ve funkci přı́kaz yield, tak musı́me pro zı́skánı́ hodnot z funkce použı́t smyčku for.</text:p>
      <text:p text:style-name="Standard">Přı́klad:</text:p>
      <text:p text:style-name="Standard"/>
      <text:p text:style-name="P8">func vypis_prvku[seznam] (</text:p>
      <text:p text:style-name="P8"><text:s text:c="4"/>for i in seznam (</text:p>
      <text:p text:style-name="P8"><text:s text:c="8"/>yield i</text:p>
      <text:p text:style-name="P8"><text:s text:c="4"/>)</text:p>
      <text:p text:style-name="P8">)</text:p>
      <text:p text:style-name="P8"/>
      <text:p text:style-name="P8">for i in vypis_prvku[{1, "abc", "SmSL"}] (</text:p>
      <text:p text:style-name="P8"><text:s text:c="4"/>write[i]</text:p>
      <text:p text:style-name="P8">)</text:p>
      <text:p text:style-name="Standard">Výstup programu:</text:p>
      <text:p text:style-name="Standard">1</text:p>
      <text:p text:style-name="Standard">abc</text:p>
      <text:p text:style-name="Standard">SmSL</text:p>
      <text:p text:style-name="Standard"/>
      <text:p text:style-name="P3">2.6 Třı́dy</text:p>
      <text:p text:style-name="P3"/>
      <text:p text:style-name="Standard">Třı́dy v SmSL se vytvářejı́ takto:</text:p>
      <text:p text:style-name="Standard"/>
      <text:p text:style-name="P10">class JmenoTridy (</text:p>
      <text:p text:style-name="P10"><text:s text:c="4"/>func init[this, arg1] (</text:p>
      <text:p text:style-name="P10"><text:s text:c="8"/>this.arg1 = arg1</text:p>
      <text:p text:style-name="P10"><text:s text:c="4"/>)</text:p>
      <text:p text:style-name="P10"><text:s text:c="4"/>func vrat_arg1[this] (</text:p>
      <text:p text:style-name="P10"><text:s text:c="8"/>return this.arg1</text:p>
      <text:p text:style-name="P10"><text:s text:c="4"/>)</text:p>
      <text:p text:style-name="P10">)</text:p>
      <text:p text:style-name="Standard">Všechny funkce ve třı́dách musı́ přjı́mat argument this a to vždy jako prvnı́ argument <text:span text:style-name="T6">(kromě funkcí nad kterým</text:span><text:span text:style-name="T7">i je příkaz </text:span><text:span text:style-name="T5">@staticmethod)</text:span>. Proměnné</text:p>
      <text:p text:style-name="Standard">vytvořené pomocı́ this lze použı́vat v celé třı́dě. Při spouštěnı́ jakékoli funkce ve třı́dě agument</text:p>
      <text:p text:style-name="Standard">this vynecháváme. Poté co pomocı́ této třı́dy vytvořı́me objekt, můžeme k takto vytvořeným</text:p>
      <text:p text:style-name="Standard">proměnným přistupovat i mimo třı́du. Funkce init je spuštěna automaticky po vytvořenı́ objektu.</text:p>
      <text:p text:style-name="Standard">Přı́klad:</text:p>
      <text:p text:style-name="P8">class JmenoTridy (</text:p>
      <text:p text:style-name="P8"><text:s text:c="4"/>func init[this, arg1] (</text:p>
      <text:p text:style-name="P8"><text:s text:c="8"/>this.arg1 = arg1</text:p>
      <text:p text:style-name="P8"><text:s text:c="4"/>)</text:p>
      <text:p text:style-name="P8"><text:s text:c="4"/>func vrat_arg1[this] (</text:p>
      <text:p text:style-name="P8"><text:s text:c="8"/>return this.arg1</text:p>
      <text:p text:style-name="P12"><text:soft-page-break/><text:s text:c="4"/>)</text:p>
      <text:p text:style-name="P12">)</text:p>
      <text:p text:style-name="P12"/>
      <text:p text:style-name="P8">objekt = JmenoTridy["text"]</text:p>
      <text:p text:style-name="P8">write[objekt.vrat_arg1[]]</text:p>
      <text:p text:style-name="P8">write[objekt.arg1]</text:p>
      <text:p text:style-name="P8">objekt.arg1 = "abcd"</text:p>
      <text:p text:style-name="P8">write[objekt.vrat_arg1[]]</text:p>
      <text:p text:style-name="P8">write[objekt.arg1]</text:p>
      <text:p text:style-name="Standard">Výstup programu:</text:p>
      <text:p text:style-name="Standard">text</text:p>
      <text:p text:style-name="Standard">text</text:p>
      <text:p text:style-name="Standard">abcd</text:p>
      <text:p text:style-name="Standard">abcd</text:p>
      <text:p text:style-name="Standard">Dalšı́ informace o třı́dách zde: https://naucse.python.cz/course/pyladies/beginners/class/ Článek</text:p>
      <text:p text:style-name="Standard">na adrese výše sice pojednává o třı́dách v Pythonu, třı́dy v SmSL však fungujı́ prakticky stejně.</text:p>
      <text:p text:style-name="P3"/>
      <text:p text:style-name="P3">2.7 Deklarace proměnných</text:p>
      <text:p text:style-name="P3"/>
      <text:p text:style-name="Standard">Deklalrace čili vytvořenı́ proměnné se v SmSL provádı́ takto:</text:p>
      <text:p text:style-name="Standard"/>
      <text:p text:style-name="P8">var nazev_promenne = new "SmSL je nejlepšı́!"</text:p>
      <text:p text:style-name="Standard"/>
      <text:p text:style-name="P17">V současné verzi SmSL je možné slova var a new vynechat. Můžeme tedy psát pouze:</text:p>
      <text:p text:style-name="P17"/>
      <text:p text:style-name="P13">nazev_promenne = <text:span text:style-name="T4">“SmSL je nejlepší“</text:span></text:p>
      <text:p text:style-name="P17"/>
      <text:p text:style-name="Standard">Obsahem proměnné může být prakticky cokoliv. Může to být text, čı́slo, seznam, slovnı́k, true/false, funkce, třı́da atd.</text:p>
      <text:p text:style-name="Standard"/>
      <text:p text:style-name="P3">2.8 Seznamy</text:p>
      <text:p text:style-name="Standard"/>
      <text:p text:style-name="Standard">Seznamy nám umožňujı́ uložit si do jedné proměnné vı́ce hodnot. Vytvářı́me je zapsánı́m všech</text:p>
      <text:p text:style-name="Standard">prvků seznamu oddělených čárkami do složených závorek K jednotlivým hodnotám (řı́káme jim</text:p>
      <text:p text:style-name="Standard">prvky seznamu) pak přistupujeme pomocı́ jejich čı́sla. Prvnı́ hodnota má čı́slo 0, druhá má čı́slo</text:p>
      <text:p text:style-name="Standard">1, třetı́ má čı́slo 2 atd. Obecně platı́, že čı́slo prvku v seznamu zı́skáme tak, že od jeho pořadı́ v</text:p>
      <text:p text:style-name="Standard">seznamu odečteme 1. Např. máme seznam {1, ”abcd”, true}. Chceme-li zjistit čı́slo prvku ”abcd”,</text:p>
      <text:p text:style-name="Standard">tak vidı́me, že prvek je v seznamu druhý, odečteme 1 a dostaneme čı́slo 1. Seznamy v SmSL</text:p>
      <text:p text:style-name="Standard">vytvářı́me a pracujeme s nimi takto:</text:p>
      <text:p text:style-name="Standard"/>
      <text:p text:style-name="P8"># Vytvořenı́ seznamu</text:p>
      <text:p text:style-name="P8">muj_seznam = {1, "abcd", true}</text:p>
      <text:p text:style-name="P8"># Výpis 2. prvku seznamu</text:p>
      <text:p text:style-name="P8">write[muj_seznam{1}]</text:p>
      <text:p text:style-name="P8"># Změna 3. prvku seznamu</text:p>
      <text:p text:style-name="P8">muj_seznam{2} = false</text:p>
      <text:p text:style-name="P8"># Přidánı́ prvku do seznamu</text:p>
      <text:p text:style-name="P8">muj_seznam.append["SmSL"]</text:p>
      <text:p text:style-name="P8"># Výpis všech prvků v seznamu</text:p>
      <text:p text:style-name="P8">for i in muj_seznam (</text:p>
      <text:p text:style-name="P8"><text:s text:c="4"/>write[i]</text:p>
      <text:p text:style-name="P8">)</text:p>
      <text:p text:style-name="P8"/>
      <text:p text:style-name="Standard">Výstup programu:</text:p>
      <text:p text:style-name="Standard">abcd</text:p>
      <text:p text:style-name="Standard"><text:soft-page-break/>1</text:p>
      <text:p text:style-name="Standard">abcd</text:p>
      <text:p text:style-name="Standard">false</text:p>
      <text:p text:style-name="P25">SmSL</text:p>
      <text:p text:style-name="Standard"/>
      <text:p text:style-name="Standard">Jak je vidět v přı́kladu výše, prvky do seznamu přidáváme pomocı́ funkce append. Ta přijı́má</text:p>
      <text:p text:style-name="P18">jako argument h<text:span text:style-name="T7">od</text:span>notu, kterou chceme přidat do seznamu. <text:span text:style-name="T7">Pokud chceme ze slovníku vytvořit text, napíšeme &lt;oddělovač&gt;.join[&lt;seznam&gt;], kde oddělovač je znak, který má být vložen mezi jednotlivé prvky seznamu. Příklad:</text:span></text:p>
      <text:p text:style-name="P12"/>
      <text:p text:style-name="P13">mylist = {„a“, „b“}</text:p>
      <text:p text:style-name="P13">write[„/“.join[mylist]]</text:p>
      <text:p text:style-name="P13"/>
      <text:p text:style-name="P17">Výstup programu:</text:p>
      <text:p text:style-name="P17">a/b</text:p>
      <text:p text:style-name="P17"/>
      <text:p text:style-name="P18"><text:span text:style-name="T7">Pokud obsa</text:span>h slovníku uzavřeme do</text:p>
      <text:p text:style-name="Standard">hranatých závorek, jeho obsah nebude možné měnit. Stejného efektu dosáhneme, pokud závorky</text:p>
      <text:p text:style-name="Standard">vynecháme úplně a zapı́šeme pouze prvky oddělené čárkami. Takovým seznamům řı́káme tuple,</text:p>
      <text:p text:style-name="Standard">česky n-tice.</text:p>
      <text:p text:style-name="Standard"/>
      <text:p text:style-name="P3">2.9 Slovníky</text:p>
      <text:p text:style-name="P3"/>
      <text:p text:style-name="Standard">Slovníky jsou něco jako seznamy, ale jeho prvky majı́ mı́sto čı́sel názvy. Název oddělujeme od</text:p>
      <text:p text:style-name="Standard">prvku dvojtečkou. V SmSL je vytvářı́me a pracujeme s nimi takto:</text:p>
      <text:p text:style-name="Standard"/>
      <text:p text:style-name="P8"># Vytvořenı́ slovnı́ku</text:p>
      <text:p text:style-name="P8">var muj_slovnik = new {| "jednicka" : 1, "abeceda" : "abcdefghijklmnopqrstuvwxyz",</text:p>
      <text:p text:style-name="P8">"true" : true</text:p>
      <text:p text:style-name="P8">|}</text:p>
      <text:p text:style-name="P8"># Výpis 2. prvku slovnı́ku</text:p>
      <text:p text:style-name="P8">write[muj_slovnik{"abeceda"}]</text:p>
      <text:p text:style-name="P8"># Změna 3. prvku slovnı́ku</text:p>
      <text:p text:style-name="P8">var muj_slovnik{"true"} = false</text:p>
      <text:p text:style-name="P8"># Přejmenovánı́ prvku</text:p>
      <text:p text:style-name="P8">var muj_slovnik{"false"} = muj_slovnik{"true"}</text:p>
      <text:p text:style-name="P8">rem muj_slovnik{"true"}</text:p>
      <text:p text:style-name="P8"># Výpis všech prvků a jejich názvů</text:p>
      <text:p text:style-name="P8">for i, j in muj_slovnik.items[] (</text:p>
      <text:p text:style-name="P8"><text:s text:c="4"/>write[i]</text:p>
      <text:p text:style-name="P8"><text:s text:c="4"/>write[j]</text:p>
      <text:p text:style-name="P8">)</text:p>
      <text:p text:style-name="P8"/>
      <text:p text:style-name="Standard">Výstup programu:</text:p>
      <text:p text:style-name="Standard">abcdefghijklmnopqrstuvwxyz</text:p>
      <text:p text:style-name="Standard">jednicka</text:p>
      <text:p text:style-name="Standard">1</text:p>
      <text:p text:style-name="Standard">abeceda</text:p>
      <text:p text:style-name="Standard">abcdefghijklmnopqrstuvwxyz</text:p>
      <text:p text:style-name="Standard">false</text:p>
      <text:p text:style-name="Standard">false</text:p>
      <text:p text:style-name="Standard"/>
      <text:p text:style-name="Standard">Všimněte si, že slovnı́k vytvářı́me pomocı́ {| a |}, ale k jeho prvkům přistupujeme pomocı́ složených</text:p>
      <text:p text:style-name="Standard">závorek bez znaku |. Všimněte si také, že k vypsánı́ názvů a samotných prvků jsem použil funkci</text:p>
      <text:p text:style-name="Standard"><text:soft-page-break/><text:span text:style-name="T4">items[]</text:span> a dvě proměnné ve for cyklu. Pokud bych napsal pouze for i in muj slovnik, musel bych</text:p>
      <text:p text:style-name="Standard">prvky vypisovat jako <text:span text:style-name="T4">muj slovnik</text:span><text:span text:style-name="T16">{</text:span><text:span text:style-name="T4">i</text:span><text:span text:style-name="T16">}</text:span>.</text:p>
      <text:p text:style-name="Standard"/>
      <text:p text:style-name="P3">2.10 Práce se soubory</text:p>
      <text:p text:style-name="Standard"/>
      <text:p text:style-name="Standard">Soubory v SmSL otevı́ráme takto <text:span text:style-name="T19">(pozn. Takto je vhodné se soubory pracovat, pokud chceme využívat příkazy jako soubor.seek (nastavení pozice v souboru) nebo soubor.truncate (vymazání souboru) </text:span><text:span text:style-name="T21">V opačném případě doporučuji používat funkce </text:span><text:span text:style-name="T18">readf</text:span><text:span text:style-name="T21"> a </text:span><text:span text:style-name="T18">writef</text:span><text:span text:style-name="T21"> popsané výše.</text:span><text:span text:style-name="T19">)</text:span>:</text:p>
      <text:p text:style-name="Standard"/>
      <text:p text:style-name="P8">soubor = open["název_souboru", "r"]</text:p>
      <text:p text:style-name="P27">nebo</text:p>
      <text:p text:style-name="P28">using open[“název_souboru“, “r“] as soubor (</text:p>
      <text:p text:style-name="P28"><text:tab/># Kód sem</text:p>
      <text:p text:style-name="P28">)</text:p>
      <text:p text:style-name="P8"/>
      <text:p text:style-name="Standard">Pokud chceme otevřı́t soubor pro zápis, mı́sto ”r”napı́šeme ”w”. Otevřenı́m souboru pro zápis se</text:p>
      <text:p text:style-name="Standard">jeho obsah vymaže. Chceme-li zapisovat do souboru be jeho vymazánı́, napı́šeme ”a”mı́sto ”w”. Z</text:p>
      <text:p text:style-name="Standard">otevřeného souboru čteme funkcı́ read nebo readlist. Funkce read vracı́ text, funkce readlist vracı́</text:p>
      <text:p text:style-name="Standard">seznam řádků (každý prvek je jeden řádek souboru). Do souboru zapisujeme pomocı́ funkce write.</text:p>
      <text:p text:style-name="Standard">Této funkci musı́me samozřejmě zadat, co má do souboru zapsat. <text:span text:style-name="T19">Po ukončení práce se souborem ho zavřeme příkazem </text:span><text:span text:style-name="T17">soubor.close[]. </text:span><text:span text:style-name="T20">Pokud používáme zápis s blokem using, soubor se zavře automaticky, jakmile program opustí blok using.</text:span></text:p>
      <text:p text:style-name="Standard"/>
      <text:p text:style-name="P3">3. Soubory definic <text:span text:style-name="T11">a definice</text:span></text:p>
      <text:p text:style-name="P3"/>
      <text:p text:style-name="Standard">Všechny programy v jazyce SmSL musı́ začı́nat řádkem #include ”smsl.h”. Tento řádek totiž načte</text:p>
      <text:p text:style-name="Standard">soubor s definicemi, podle kterého se řı́dı́ interpret při prováděnı́ vašeho kódu. Soubory definic jsou</text:p>
      <text:p text:style-name="Standard">soubory, které interpretu jazyka SmSL řı́kajı́, jak má co přeložit. Programy v jazyce SmSL jsou</text:p>
      <text:p text:style-name="Standard">totiž před vlastnı́m spuštěnı́m přeloženy do jazyka Python.</text:p>
      <text:p text:style-name="P19">Soubory definic vypadají takto:</text:p>
      <text:p text:style-name="P19"/>
      <text:p text:style-name="P19">#define něco něco+jiného</text:p>
      <text:p text:style-name="P19">Tento řádek se několikrát opakuje, pokaždé s jinými hodnotami (místo něco a něco-jiného).</text:p>
      <text:p text:style-name="P23">Tento příkaz můžeme využívat také přímo v kódu. Pokud potřebujeme v kódu změnit třeba ++ na += 1, použijeme příkaz #define \+=<text:span text:style-name="T12">+1</text:span> \+\+. Před znakem plus musíme uvést zpětné lomítko, protože plus bez něj v tomto příkazu zastupuje mezeru. V tomto příkazu mezera odděluje od sebe text, který <text:s/>se má nahradit, a text kterým se má ten druhý nahradit (v opačném pořadí), proto nemůžeme pro nahrazení textu obsahujícího mezeru použít právě mezeru. Opakem příkazu #define je příkaz #undef. Ten zruší zadané pravidlo pro nahrazení, např. #undef <text:span text:style-name="T12">\</text:span>+= <text:span text:style-name="T12">nám zruší pravidlo nahrazující nějaký text znaky += pokud takové pravidlo existuje. V opačném případě vyhodí chybu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8:33:09.929227523</meta:creation-date>
    <dc:date>2023-01-12T18:50:20.150532133</dc:date>
    <meta:editing-duration>PT1H6M40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7" meta:paragraph-count="246" meta:word-count="2310" meta:character-count="12313" meta:non-whitespace-character-count="10106"/>
  </office:meta>
</office:document-meta>
</file>